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2" style:family="table">
      <style:table-properties style:width="19.001cm" fo:break-before="auto" fo:break-after="auto" table:align="margins"/>
    </style:style>
    <style:style style:name="Таблица2.A" style:family="table-column">
      <style:table-column-properties style:column-width="5.53cm" style:rel-column-width="3135*"/>
    </style:style>
    <style:style style:name="Таблица2.B" style:family="table-column">
      <style:table-column-properties style:column-width="13.471cm" style:rel-column-width="7637*"/>
    </style:style>
    <style:style style:name="Таблица2.A1" style:family="table-cell">
      <style:table-cell-properties style:vertical-align="bottom" fo:padding="0.101cm" fo:border="none"/>
    </style:style>
    <style:style style:name="Таблица2.B1" style:family="table-cell">
      <style:table-cell-properties fo:padding="0.101cm" fo:border="none"/>
    </style:style>
    <style:style style:name="Таблица2.A2" style:family="table-cell">
      <style:table-cell-properties style:vertical-align="" fo:padding="0.101cm" fo:border="none"/>
    </style:style>
    <style:style style:name="Таблица2.A4" style:family="table-cell">
      <style:table-cell-properties style:vertical-align="" fo:padding="0.101cm" fo:border-left="none" fo:border-right="none" fo:border-top="none" fo:border-bottom="0.002cm solid #000000"/>
    </style:style>
    <style:style style:name="Таблица2.B4" style:family="table-cell">
      <style:table-cell-properties fo:padding="0.101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/>
    </style:style>
    <style:style style:name="P6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style:font-name="Cambria" fo:font-size="14pt" style:font-size-asian="14pt" style:font-size-complex="14pt"/>
    </style:style>
    <style:style style:name="fr1" style:family="graphic" style:parent-style-name="Graphics">
      <style:graphic-properties style:vertical-pos="top" style:vertical-rel="text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<draw:frame draw:style-name="fr1" draw:name="Графический объект1" text:anchor-type="as-char" svg:width="0.85cm" svg:height="0.87cm" draw:z-index="0"><draw:image xlink:href="../images/3049.png" xlink:type="simple" xlink:show="embed" xlink:actuate="onLoad"/></draw:frame></text:p>
          </table:table-cell>
          <table:table-cell table:style-name="Таблица2.B1" office:value-type="string">
            <text:h text:style-name="P7" text:outline-level="1">Датчик</text:h>
          </table:table-cell>
        </table:table-row>
        <table:table-row>
          <table:table-cell table:style-name="Таблица2.A2" office:value-type="string">
            <text:p text:style-name="P3">в палитре</text:p>
          </table:table-cell>
          <table:table-cell table:style-name="Таблица2.B1" office:value-type="string">
            <text:p text:style-name="P5">| <text:span text:style-name="T3">векторизован </text:span>| C<text:span text:style-name="T3">и </text:span>|</text:p>
          </table:table-cell>
        </table:table-row>
        <table:table-row>
          <table:table-cell table:style-name="Таблица2.A1" office:value-type="string">
            <text:p text:style-name="P2"><draw:frame draw:style-name="fr2" draw:name="Графический объект2" text:anchor-type="as-char" svg:width="3.941cm" svg:height="1.529cm" draw:z-index="1"><draw:image xlink:href="../images/3049s.png" xlink:type="simple" xlink:show="embed" xlink:actuate="onLoad"/></draw:frame></text:p>
          </table:table-cell>
          <table:table-cell table:style-name="Таблица2.B1" office:value-type="string">
            <text:p text:style-name="P4"/>
          </table:table-cell>
        </table:table-row>
        <table:table-row>
          <table:table-cell table:style-name="Таблица2.A4" office:value-type="string">
            <text:p text:style-name="P3">на схеме</text:p>
          </table:table-cell>
          <table:table-cell table:style-name="Таблица2.B4" office:value-type="string">
            <text:p text:style-name="P4"/>
          </table:table-cell>
        </table:table-row>
        <table:table-row>
          <table:table-cell table:style-name="Таблица2.B1" table:number-columns-spanned="2" office:value-type="string">
            <text:p text:style-name="Text_20_body"><text:span text:style-name="T4">Блок аналогичен блоку </text:span><text:a xlink:type="simple" xlink:href="../../odt/3001.htm#Графический%20объект1%7Cgraphic" text:style-name="Internet_20_link" text:visited-style-name="Visited_20_Internet_20_Link"><text:span text:style-name="T4">«Входной контакт»</text:span></text:a><text:span text:style-name="T4">, с добавлением отображения измеряемой величины.</text:span></text:p>
            <text:p text:style-name="P4">Реализует считывание переменной, передачу её на выход блока, а также отображение значения переменной на схемное окно в заданном пользователем формате.</text:p>
            <text:p text:style-name="P4">В режиме локальной отладки эквивалентен константе. При удалённой отладке блок считывает переменную из исполнительной системы.</text:p>
            <text:p text:style-name="P4"><text:span text:style-name="T2">Свойства</text:span>:</text:p>
            <text:list xml:id="list4966469869413803818" text:style-name="L1">
              <text:list-item>
                <text:p text:style-name="P8">Значение по умолчанию – значение на выходе блока, может быть векторным.</text:p>
              </text:list-item>
              <text:list-item>
                <text:p text:style-name="P8">Тип контакта – тип данных выходной переменной при генерации кода для полномасштабной модели.</text:p>
              </text:list-item>
              <text:list-item>
                <text:p text:style-name="P8">Имя контакта – имя переменной, считываемой блоком.</text:p>
              </text:list-item>
              <text:list-item>
                <text:p text:style-name="P8">Формат имени переменной – правило формирования имени считываемой переменной.</text:p>
              </text:list-item>
              <text:list-item>
                <text:p text:style-name="P8">Добавить в базу сигналов – флаг, указывающий необходимо ли создать данную переменную в базе сигналов системы.</text:p>
              </text:list-item>
              <text:list-item>
                <text:p text:style-name="P8">Запрос на имя из базы – запрос из базы данных для формирования имени считываемой переменной.</text:p>
              </text:list-item>
              <text:list-item>
                <text:p text:style-name="P8">Функциональный план – имя файла диаграммы, на который необходимо перейти при двойном щелчке по объекту.</text:p>
              </text:list-item>
              <text:list-item>
                <text:p text:style-name="P8">Отлаживаемый компонент – имя компонента, который будет установлен при переходе на другую диаграмму в режиме отладки.</text:p>
              </text:list-item>
            </text:list>
            <text:p text:style-name="P4"><text:span text:style-name="T2">Свойства</text:span>, <text:span text:style-name="T3">влияющие только на</text:span> внешний вид блока:</text:p>
            <text:list xml:id="list38277698" text:continue-numbering="true" text:style-name="L1">
              <text:list-item>
                <text:p text:style-name="P8"><text:soft-page-break/>Тип датчика – символ или строка, поясняющая тип измеряемой датчиком величины и используемая в левой части изображения датчика.</text:p>
              </text:list-item>
              <text:list-item>
                <text:p text:style-name="P8">Общее количество знаков – число, определяющее общее количество цифр (до и после запятой) при отображении показаний датчика.</text:p>
              </text:list-item>
              <text:list-item>
                <text:p text:style-name="P8">Количество знаков после запятой – число, определяющее количество цифр после запятой при отображении показаний датчика.</text:p>
              </text:list-item>
              <text:list-item>
                <text:p text:style-name="P8">Формат числа – флаг, указывающий в каком формате выводить значение измеряемой величины.</text:p>
              </text:list-item>
              <text:list-item>
                <text:p text:style-name="P8">Описание датчика – текст в пользовательском формате (произвольный), описывающий датчик, измеряемую величину и т.п. Выводится по умолчанию в подписи к блоку.</text:p>
              </text:list-item>
            </text:list>
            <text:p text:style-name="P6"><text:span text:style-name="T1">Примечание</text:span>: блок может быть использован для генерации кода на языке C для внешней целевой системы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атчик</dc:title>
    <dc:date>2014-12-11T18:11:44.98</dc:date>
    <meta:generator>OpenOffice/4.1.1$Win32 OpenOffice.org_project/411m6$Build-9775</meta:generator>
    <meta:editing-duration>PT39M41S</meta:editing-duration>
    <meta:editing-cycles>43</meta:editing-cycles>
    <meta:document-statistic meta:table-count="1" meta:image-count="2" meta:object-count="0" meta:page-count="2" meta:paragraph-count="25" meta:word-count="276" meta:character-count="1894"/>
  </office:meta>
</office:document-meta>
</file>